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paragraph-properties fo:text-align="justify" style:justify-single-word="false"/>
      <style:text-properties fo:font-weight="normal" officeooo:paragraph-rsid="00293460" style:font-weight-asian="normal" style:font-weight-complex="normal"/>
    </style:style>
    <style:style style:name="P4" style:family="paragraph" style:parent-style-name="Standard">
      <style:paragraph-properties fo:text-align="justify" style:justify-single-word="false"/>
      <style:text-properties fo:font-weight="normal" officeooo:rsid="002cd8ff" officeooo:paragraph-rsid="002cd8ff" style:font-weight-asian="normal" style:font-weight-complex="normal"/>
    </style:style>
    <style:style style:name="P5" style:family="paragraph" style:parent-style-name="Standard">
      <style:paragraph-properties fo:text-align="justify" style:justify-single-word="false"/>
      <style:text-properties fo:font-weight="bold" officeooo:rsid="002cd8ff" officeooo:paragraph-rsid="002cd8ff" style:font-weight-asian="bold" style:font-weight-complex="bold"/>
    </style:style>
    <style:style style:name="P6" style:family="paragraph" style:parent-style-name="Standard">
      <style:paragraph-properties fo:text-align="justify" style:justify-single-word="false"/>
      <style:text-properties fo:font-weight="bold" officeooo:rsid="0034450f" officeooo:paragraph-rsid="0034450f" style:font-weight-asian="bold" style:font-weight-complex="bold"/>
    </style:style>
    <style:style style:name="P7" style:family="paragraph" style:parent-style-name="Standard">
      <style:paragraph-properties fo:text-align="justify" style:justify-single-word="false"/>
      <style:text-properties fo:font-weight="bold" officeooo:rsid="00658305" officeooo:paragraph-rsid="00658305" style:font-weight-asian="bold" style:font-weight-complex="bold"/>
    </style:style>
    <style:style style:name="P8" style:family="paragraph" style:parent-style-name="Standard">
      <style:paragraph-properties fo:text-align="justify" style:justify-single-word="false"/>
      <style:text-properties fo:font-style="italic" officeooo:rsid="0034450f" officeooo:paragraph-rsid="0034450f" style:font-style-asian="italic" style:font-style-complex="italic"/>
    </style:style>
    <style:style style:name="P9" style:family="paragraph" style:parent-style-name="Standard">
      <style:paragraph-properties fo:text-align="justify" style:justify-single-word="false"/>
      <style:text-properties officeooo:rsid="0035e4c7" officeooo:paragraph-rsid="0035e4c7"/>
    </style:style>
    <style:style style:name="P10" style:family="paragraph" style:parent-style-name="Standard">
      <style:paragraph-properties fo:text-align="justify" style:justify-single-word="false"/>
      <style:text-properties officeooo:rsid="00376fe2" officeooo:paragraph-rsid="00376fe2"/>
    </style:style>
    <style:style style:name="P11" style:family="paragraph" style:parent-style-name="Standard">
      <style:paragraph-properties fo:text-align="justify" style:justify-single-word="false"/>
      <style:text-properties officeooo:rsid="0038b3c2" officeooo:paragraph-rsid="0038b3c2"/>
    </style:style>
    <style:style style:name="P12" style:family="paragraph" style:parent-style-name="Standard">
      <style:paragraph-properties fo:text-align="justify" style:justify-single-word="false"/>
      <style:text-properties officeooo:rsid="00413eea" officeooo:paragraph-rsid="00413eea"/>
    </style:style>
    <style:style style:name="P13" style:family="paragraph" style:parent-style-name="Standard">
      <style:paragraph-properties fo:text-align="justify" style:justify-single-word="false"/>
      <style:text-properties fo:font-style="normal" officeooo:rsid="00293460" officeooo:paragraph-rsid="00293460" style:font-style-asian="normal" style:font-style-complex="normal"/>
    </style:style>
    <style:style style:name="P14" style:family="paragraph" style:parent-style-name="Standard">
      <style:paragraph-properties fo:text-align="justify" style:justify-single-word="false"/>
      <style:text-properties fo:font-style="normal" officeooo:rsid="003506b4" officeooo:paragraph-rsid="003506b4" style:font-style-asian="normal" style:font-style-complex="normal"/>
    </style:style>
    <style:style style:name="P15" style:family="paragraph" style:parent-style-name="Standard">
      <style:paragraph-properties fo:text-align="justify" style:justify-single-word="false"/>
      <style:text-properties fo:font-style="normal" officeooo:rsid="0035c6c3" officeooo:paragraph-rsid="0035c6c3" style:font-style-asian="normal" style:font-style-complex="normal"/>
    </style:style>
    <style:style style:name="P16" style:family="paragraph" style:parent-style-name="Standard">
      <style:paragraph-properties fo:text-align="justify" style:justify-single-word="false"/>
      <style:text-properties fo:font-style="normal" officeooo:rsid="0036c4b6" officeooo:paragraph-rsid="0035e4c7" style:font-style-asian="normal" style:font-style-complex="normal"/>
    </style:style>
    <style:style style:name="P17" style:family="paragraph" style:parent-style-name="Standard">
      <style:paragraph-properties fo:text-align="justify" style:justify-single-word="false"/>
      <style:text-properties fo:font-style="normal" officeooo:rsid="00376fe2" officeooo:paragraph-rsid="00376fe2" style:font-style-asian="normal" style:font-style-complex="normal"/>
    </style:style>
    <style:style style:name="P18" style:family="paragraph" style:parent-style-name="Standard">
      <style:paragraph-properties fo:text-align="justify" style:justify-single-word="false"/>
      <style:text-properties fo:font-style="normal" officeooo:rsid="003eea44" officeooo:paragraph-rsid="0038b3c2" style:font-style-asian="normal" style:font-style-complex="normal"/>
    </style:style>
    <style:style style:name="P19" style:family="paragraph" style:parent-style-name="Standard">
      <style:paragraph-properties fo:text-align="justify" style:justify-single-word="false"/>
      <style:text-properties fo:font-style="normal" officeooo:rsid="0042967c" officeooo:paragraph-rsid="00406504" style:font-style-asian="normal" style:font-style-complex="normal"/>
    </style:style>
    <style:style style:name="P20" style:family="paragraph" style:parent-style-name="Standard">
      <style:paragraph-properties fo:text-align="justify" style:justify-single-word="false"/>
      <style:text-properties fo:font-style="normal" fo:font-weight="normal" officeooo:rsid="00646df9" officeooo:paragraph-rsid="0062b2d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7c076b" officeooo:paragraph-rsid="007c076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bold" officeooo:rsid="007c076b" officeooo:paragraph-rsid="008f942c" style:font-style-asian="normal" style:font-weight-asian="bold" style:font-style-complex="normal" style:font-weight-complex="bold"/>
    </style:style>
    <style:style style:name="P23" style:family="paragraph" style:parent-style-name="Standard">
      <style:text-properties officeooo:rsid="00a948a5" officeooo:paragraph-rsid="00a948a5"/>
    </style:style>
    <style:style style:name="P24" style:family="paragraph" style:parent-style-name="Citation">
      <style:text-properties fo:font-weight="bold" style:font-weight-asian="bold" style:font-weight-complex="bold"/>
    </style:style>
    <style:style style:name="P25" style:family="paragraph" style:parent-style-name="Citation">
      <style:text-properties fo:font-style="normal" style:font-style-asian="normal" style:font-style-complex="normal"/>
    </style:style>
    <style:style style:name="P26"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293460" officeooo:paragraph-rsid="00293460" style:font-style-asian="normal" style:font-style-complex="normal"/>
    </style:style>
    <style:style style:name="P27"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35c6c3" officeooo:paragraph-rsid="0035c6c3" style:font-style-asian="normal" style:font-style-complex="normal"/>
    </style:style>
    <style:style style:name="P28" style:family="paragraph" style:parent-style-name="Text_20_body">
      <style:text-properties officeooo:paragraph-rsid="00eaa71a"/>
    </style:style>
    <style:style style:name="P29" style:family="paragraph" style:parent-style-name="Text_20_body">
      <style:text-properties officeooo:rsid="00f174f6" officeooo:paragraph-rsid="00f174f6"/>
    </style:style>
    <style:style style:name="P30" style:family="paragraph" style:parent-style-name="Text_20_body">
      <style:text-properties officeooo:rsid="00f174f6" officeooo:paragraph-rsid="00f5e699"/>
    </style:style>
    <style:style style:name="P31" style:family="paragraph" style:parent-style-name="Text_20_body">
      <style:paragraph-properties fo:break-before="page"/>
    </style:style>
    <style:style style:name="P32" style:family="paragraph" style:parent-style-name="Standard" style:list-style-name="L1">
      <style:paragraph-properties fo:text-align="justify" style:justify-single-word="false"/>
      <style:text-properties fo:font-style="normal" officeooo:rsid="0035c6c3" officeooo:paragraph-rsid="0035c6c3" style:font-style-asian="normal" style:font-style-complex="normal"/>
    </style:style>
    <style:style style:name="P33" style:family="paragraph" style:parent-style-name="Standard" style:list-style-name="L1">
      <style:paragraph-properties fo:text-align="justify" style:justify-single-word="false"/>
      <style:text-properties officeooo:rsid="0035c6c3" officeooo:paragraph-rsid="0035c6c3"/>
    </style:style>
    <style:style style:name="P34" style:family="paragraph" style:parent-style-name="Standard" style:list-style-name="L2">
      <style:paragraph-properties fo:text-align="justify" style:justify-single-word="false"/>
      <style:text-properties officeooo:rsid="00406504" officeooo:paragraph-rsid="00406504"/>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text-properties officeooo:rsid="00efceae" officeooo:paragraph-rsid="00efceae"/>
    </style:style>
    <style:style style:name="P38" style:family="paragraph" style:parent-style-name="Text_20_body" style:list-style-name="L4">
      <style:text-properties officeooo:rsid="00f174f6" officeooo:paragraph-rsid="00f174f6"/>
    </style:style>
    <style:style style:name="P39" style:family="paragraph" style:parent-style-name="Text_20_body">
      <style:text-properties officeooo:rsid="00f30c2e" officeooo:paragraph-rsid="00f5e699"/>
    </style:style>
    <style:style style:name="P40" style:family="paragraph" style:parent-style-name="Text_20_body">
      <style:text-properties officeooo:rsid="00f5e699" officeooo:paragraph-rsid="00f5e699"/>
    </style:style>
    <style:style style:name="P41" style:family="paragraph" style:parent-style-name="Text_20_body">
      <style:text-properties officeooo:rsid="00f7d4f4" officeooo:paragraph-rsid="00f7d4f4"/>
    </style:style>
    <style:style style:name="P42" style:family="paragraph" style:parent-style-name="Text_20_body">
      <style:text-properties officeooo:rsid="00fb93b9" officeooo:paragraph-rsid="00fb93b9"/>
    </style:style>
    <style:style style:name="P43" style:family="paragraph" style:parent-style-name="Text_20_body">
      <style:text-properties officeooo:rsid="00fccc62" officeooo:paragraph-rsid="00fccc62"/>
    </style:style>
    <style:style style:name="P44" style:family="paragraph" style:parent-style-name="Text_20_body">
      <style:text-properties officeooo:rsid="00ff6822" officeooo:paragraph-rsid="00ff6822"/>
    </style:style>
    <style:style style:name="P45" style:family="paragraph" style:parent-style-name="Text_20_body">
      <style:text-properties officeooo:rsid="010407be" officeooo:paragraph-rsid="010407be"/>
    </style:style>
    <style:style style:name="P46" style:family="paragraph" style:parent-style-name="Text_20_body">
      <style:text-properties officeooo:rsid="01111a53" officeooo:paragraph-rsid="01111a53"/>
    </style:style>
    <style:style style:name="T1" style:family="text">
      <style:text-properties fo:font-style="italic" style:font-style-asian="italic" style:font-style-complex="italic"/>
    </style:style>
    <style:style style:name="T2" style:family="text">
      <style:text-properties fo:font-style="italic" officeooo:rsid="004d2e21" style:font-style-asian="italic" style:font-style-complex="italic"/>
    </style:style>
    <style:style style:name="T3" style:family="text">
      <style:text-properties fo:font-style="italic" officeooo:rsid="00ded0a0" style:font-style-asian="italic" style:font-style-complex="italic"/>
    </style:style>
    <style:style style:name="T4" style:family="text">
      <style:text-properties fo:font-style="italic" officeooo:rsid="00e29d91" style:font-style-asian="italic" style:font-style-complex="italic"/>
    </style:style>
    <style:style style:name="T5" style:family="text">
      <style:text-properties fo:font-style="italic" officeooo:rsid="0105276f" style:font-style-asian="italic" style:font-style-complex="italic"/>
    </style:style>
    <style:style style:name="T6" style:family="text">
      <style:text-properties fo:font-style="italic" officeooo:rsid="0105d36d" style:font-style-asian="italic" style:font-style-complex="italic"/>
    </style:style>
    <style:style style:name="T7" style:family="text">
      <style:text-properties fo:font-style="italic" officeooo:rsid="01111a53" style:font-style-asian="italic" style:font-style-complex="italic"/>
    </style:style>
    <style:style style:name="T8" style:family="text">
      <style:text-properties fo:font-style="italic" officeooo:rsid="01131331"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5957b5"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35c6c3" style:font-style-asian="normal" style:font-style-complex="normal"/>
    </style:style>
    <style:style style:name="T13" style:family="text">
      <style:text-properties fo:font-style="normal" officeooo:rsid="0036c4b6" style:font-style-asian="normal" style:font-style-complex="normal"/>
    </style:style>
    <style:style style:name="T14" style:family="text">
      <style:text-properties fo:font-style="normal" officeooo:rsid="0039c378" style:font-style-asian="normal" style:font-style-complex="normal"/>
    </style:style>
    <style:style style:name="T15" style:family="text">
      <style:text-properties fo:font-style="normal" officeooo:rsid="003eea44" style:font-style-asian="normal" style:font-style-complex="normal"/>
    </style:style>
    <style:style style:name="T16" style:family="text">
      <style:text-properties fo:font-style="normal" officeooo:rsid="00413eea" style:font-style-asian="normal" style:font-style-complex="normal"/>
    </style:style>
    <style:style style:name="T17" style:family="text">
      <style:text-properties fo:font-style="normal" officeooo:rsid="0041a0f8" style:font-style-asian="normal" style:font-style-complex="normal"/>
    </style:style>
    <style:style style:name="T18" style:family="text">
      <style:text-properties fo:font-style="normal" officeooo:rsid="0042967c" style:font-style-asian="normal" style:font-style-complex="normal"/>
    </style:style>
    <style:style style:name="T19" style:family="text">
      <style:text-properties fo:font-style="normal" officeooo:rsid="00436a70" style:font-style-asian="normal" style:font-style-complex="normal"/>
    </style:style>
    <style:style style:name="T20" style:family="text">
      <style:text-properties fo:font-style="normal" officeooo:rsid="0043e897" style:font-style-asian="normal" style:font-style-complex="normal"/>
    </style:style>
    <style:style style:name="T21" style:family="text">
      <style:text-properties fo:font-style="normal" officeooo:rsid="00461091" style:font-style-asian="normal" style:font-style-complex="normal"/>
    </style:style>
    <style:style style:name="T22" style:family="text">
      <style:text-properties fo:font-style="normal" officeooo:rsid="004716cd" style:font-style-asian="normal" style:font-style-complex="normal"/>
    </style:style>
    <style:style style:name="T23" style:family="text">
      <style:text-properties fo:font-style="normal" officeooo:rsid="00476216" style:font-style-asian="normal" style:font-style-complex="normal"/>
    </style:style>
    <style:style style:name="T24" style:family="text">
      <style:text-properties fo:font-style="normal" officeooo:rsid="004940d7" style:font-style-asian="normal" style:font-style-complex="normal"/>
    </style:style>
    <style:style style:name="T25" style:family="text">
      <style:text-properties fo:font-style="normal" officeooo:rsid="004d2e21" style:font-style-asian="normal" style:font-style-complex="normal"/>
    </style:style>
    <style:style style:name="T26" style:family="text">
      <style:text-properties fo:font-style="normal" officeooo:rsid="00646df9" style:font-style-asian="normal" style:font-style-complex="normal"/>
    </style:style>
    <style:style style:name="T27" style:family="text">
      <style:text-properties fo:font-style="normal" officeooo:rsid="0065f3c4" style:font-style-asian="normal" style:font-style-complex="normal"/>
    </style:style>
    <style:style style:name="T28" style:family="text">
      <style:text-properties fo:font-style="normal" officeooo:rsid="006762ae" style:font-style-asian="normal" style:font-style-complex="normal"/>
    </style:style>
    <style:style style:name="T29" style:family="text">
      <style:text-properties fo:font-style="normal" officeooo:rsid="006af8c1" style:font-style-asian="normal" style:font-style-complex="normal"/>
    </style:style>
    <style:style style:name="T30" style:family="text">
      <style:text-properties fo:font-style="normal" officeooo:rsid="006b886b" style:font-style-asian="normal" style:font-style-complex="normal"/>
    </style:style>
    <style:style style:name="T31" style:family="text">
      <style:text-properties fo:font-style="normal" officeooo:rsid="006e30aa" style:font-style-asian="normal" style:font-style-complex="normal"/>
    </style:style>
    <style:style style:name="T32" style:family="text">
      <style:text-properties fo:font-style="normal" officeooo:rsid="00711da4" style:font-style-asian="normal" style:font-style-complex="normal"/>
    </style:style>
    <style:style style:name="T33" style:family="text">
      <style:text-properties fo:font-style="normal" officeooo:rsid="0074ae92" style:font-style-asian="normal" style:font-style-complex="normal"/>
    </style:style>
    <style:style style:name="T34" style:family="text">
      <style:text-properties fo:font-style="normal" officeooo:rsid="0075e207" style:font-style-asian="normal" style:font-style-complex="normal"/>
    </style:style>
    <style:style style:name="T35" style:family="text">
      <style:text-properties fo:font-style="normal" officeooo:rsid="0077dccc" style:font-style-asian="normal" style:font-style-complex="normal"/>
    </style:style>
    <style:style style:name="T36" style:family="text">
      <style:text-properties fo:font-style="normal" officeooo:rsid="00db573d" style:font-style-asian="normal" style:font-style-complex="normal"/>
    </style:style>
    <style:style style:name="T37" style:family="text">
      <style:text-properties fo:font-style="normal" officeooo:rsid="00e370d8" style:font-style-asian="normal" style:font-style-complex="normal"/>
    </style:style>
    <style:style style:name="T38" style:family="text">
      <style:text-properties fo:font-style="normal" officeooo:rsid="00e29d91" style:font-style-asian="normal" style:font-style-complex="normal"/>
    </style:style>
    <style:style style:name="T39" style:family="text">
      <style:text-properties fo:font-style="normal" officeooo:rsid="00f89862" style:font-style-asian="normal" style:font-style-complex="normal"/>
    </style:style>
    <style:style style:name="T40" style:family="text">
      <style:text-properties fo:font-style="normal" officeooo:rsid="00fb85a9" style:font-style-asian="normal" style:font-style-complex="normal"/>
    </style:style>
    <style:style style:name="T41" style:family="text">
      <style:text-properties fo:font-style="normal" officeooo:rsid="00fb93b9" style:font-style-asian="normal" style:font-style-complex="normal"/>
    </style:style>
    <style:style style:name="T42" style:family="text">
      <style:text-properties fo:font-style="normal" officeooo:rsid="00fe0a7b" style:font-style-asian="normal" style:font-style-complex="normal"/>
    </style:style>
    <style:style style:name="T43" style:family="text">
      <style:text-properties fo:font-style="normal" officeooo:rsid="01008fe3" style:font-style-asian="normal" style:font-style-complex="normal"/>
    </style:style>
    <style:style style:name="T44" style:family="text">
      <style:text-properties fo:font-style="normal" officeooo:rsid="0103f437" style:font-style-asian="normal" style:font-style-complex="normal"/>
    </style:style>
    <style:style style:name="T45" style:family="text">
      <style:text-properties fo:font-style="normal" officeooo:rsid="0105276f" style:font-style-asian="normal" style:font-style-complex="normal"/>
    </style:style>
    <style:style style:name="T46" style:family="text">
      <style:text-properties fo:font-style="normal" officeooo:rsid="0109b475" style:font-style-asian="normal" style:font-style-complex="normal"/>
    </style:style>
    <style:style style:name="T47" style:family="text">
      <style:text-properties fo:font-style="normal" officeooo:rsid="010cb1a3" style:font-style-asian="normal" style:font-style-complex="normal"/>
    </style:style>
    <style:style style:name="T48" style:family="text">
      <style:text-properties fo:font-style="normal" officeooo:rsid="01111a53" style:font-style-asian="normal" style:font-style-complex="normal"/>
    </style:style>
    <style:style style:name="T49" style:family="text">
      <style:text-properties fo:font-style="normal" officeooo:rsid="01131331"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4e7aff" style:font-style-asian="normal" style:font-weight-asian="normal" style:font-style-complex="normal" style:font-weight-complex="normal"/>
    </style:style>
    <style:style style:name="T52" style:family="text">
      <style:text-properties fo:font-style="normal" fo:font-weight="normal" officeooo:rsid="005040ad" style:font-style-asian="normal" style:font-weight-asian="normal" style:font-style-complex="normal" style:font-weight-complex="normal"/>
    </style:style>
    <style:style style:name="T53" style:family="text">
      <style:text-properties fo:font-style="normal" fo:font-weight="normal" officeooo:rsid="00557abd" style:font-style-asian="normal" style:font-weight-asian="normal" style:font-style-complex="normal" style:font-weight-complex="normal"/>
    </style:style>
    <style:style style:name="T54" style:family="text">
      <style:text-properties fo:font-style="normal" fo:font-weight="normal" officeooo:rsid="0057e206" style:font-style-asian="normal" style:font-weight-asian="normal" style:font-style-complex="normal" style:font-weight-complex="normal"/>
    </style:style>
    <style:style style:name="T55" style:family="text">
      <style:text-properties fo:font-style="normal" fo:font-weight="normal" officeooo:rsid="005957b5" style:font-style-asian="normal" style:font-weight-asian="normal" style:font-style-complex="normal" style:font-weight-complex="normal"/>
    </style:style>
    <style:style style:name="T56" style:family="text">
      <style:text-properties fo:font-style="normal" fo:font-weight="normal" officeooo:rsid="005ce10e" style:font-style-asian="normal" style:font-weight-asian="normal" style:font-style-complex="normal" style:font-weight-complex="normal"/>
    </style:style>
    <style:style style:name="T57" style:family="text">
      <style:text-properties fo:font-style="normal" fo:font-weight="normal" officeooo:rsid="005f6259" style:font-style-asian="normal" style:font-weight-asian="normal" style:font-style-complex="normal" style:font-weight-complex="normal"/>
    </style:style>
    <style:style style:name="T58" style:family="text">
      <style:text-properties fo:font-style="normal" fo:font-weight="normal" officeooo:rsid="0062b2d5" style:font-style-asian="normal" style:font-weight-asian="normal" style:font-style-complex="normal" style:font-weight-complex="normal"/>
    </style:style>
    <style:style style:name="T59" style:family="text">
      <style:text-properties fo:font-style="normal" fo:font-weight="normal" officeooo:rsid="00646df9" style:font-style-asian="normal" style:font-weight-asian="normal" style:font-style-complex="normal" style:font-weight-complex="normal"/>
    </style:style>
    <style:style style:name="T60" style:family="text">
      <style:text-properties fo:font-style="normal" fo:font-weight="normal" officeooo:rsid="00927193" style:font-style-asian="normal" style:font-weight-asian="normal" style:font-style-complex="normal" style:font-weight-complex="normal"/>
    </style:style>
    <style:style style:name="T61" style:family="text">
      <style:text-properties style:text-position="super 58%"/>
    </style:style>
    <style:style style:name="T62" style:family="text">
      <style:text-properties style:text-position="super 58%" fo:font-style="normal" style:font-style-asian="normal" style:font-style-complex="normal"/>
    </style:style>
    <style:style style:name="T63" style:family="text">
      <style:text-properties officeooo:rsid="007c9686"/>
    </style:style>
    <style:style style:name="T64" style:family="text">
      <style:text-properties officeooo:rsid="007d068f"/>
    </style:style>
    <style:style style:name="T65" style:family="text">
      <style:text-properties officeooo:rsid="0084f2f1"/>
    </style:style>
    <style:style style:name="T66" style:family="text">
      <style:text-properties officeooo:rsid="008d73a9"/>
    </style:style>
    <style:style style:name="T67" style:family="text">
      <style:text-properties officeooo:rsid="0090887a"/>
    </style:style>
    <style:style style:name="T68" style:family="text">
      <style:text-properties officeooo:rsid="009a0634"/>
    </style:style>
    <style:style style:name="T69" style:family="text">
      <style:text-properties officeooo:rsid="009ee859"/>
    </style:style>
    <style:style style:name="T70" style:family="text">
      <style:text-properties officeooo:rsid="00aa8185"/>
    </style:style>
    <style:style style:name="T71" style:family="text">
      <style:text-properties officeooo:rsid="00ded0a0"/>
    </style:style>
    <style:style style:name="T72" style:family="text">
      <style:text-properties officeooo:rsid="00e00464"/>
    </style:style>
    <style:style style:name="T73" style:family="text">
      <style:text-properties officeooo:rsid="00edb359"/>
    </style:style>
    <style:style style:name="T74" style:family="text">
      <style:text-properties officeooo:rsid="00f0e70a"/>
    </style:style>
    <style:style style:name="T75" style:family="text">
      <style:text-properties officeooo:rsid="00f30c2e"/>
    </style:style>
    <style:style style:name="T76" style:family="text">
      <style:text-properties officeooo:rsid="00f68043"/>
    </style:style>
    <style:style style:name="T77" style:family="text">
      <style:text-properties fo:color="#808080" fo:font-style="italic" officeooo:rsid="0103f437" style:font-style-asian="italic" style:font-style-complex="italic"/>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 l'histoire de l'aluminium</text:p>
      <text:p text:style-name="P5"/>
      <text:p text:style-name="P5">L'aluminium</text:p>
      <text:p text:style-name="P4">Le prix de cette ressource a été restée stable un long moment. Cela est dû à une succession de cartels qui se sont accordés sur un prix et une stabilité de leur marché. Cela leur permet notamment de planifier de manière plus sûr.</text:p>
      <text:p text:style-name="P3"/>
      <text:p text:style-name="P24">Néo-libéralisme</text:p>
      <text:p text:style-name="Citation">Le <text:span text:style-name="T1">néo-libéralisme</text:span><text:span text:style-name="T11"> a été inventé par L. Mathéo (?). Il prône le fait qu'il faut dé-régulariser les marchés, s'absoudre des contraintes des états et leurs interventions.</text:span></text:p>
      <text:p text:style-name="P25"/>
      <text:p text:style-name="P26"/>
      <text:p text:style-name="P13"/>
      <text:p text:style-name="P8">Quel sera le sujet du cours ? Comment sera-t-il développé ?</text:p>
      <text:p text:style-name="P14">L'idée est de définir ensemble ce qu'est une entreprise et mettre en relation cette définition avec les thématiques du Centre Michel Serres.</text:p>
      <text:p text:style-name="P15">Lorsque l'on parle d'innovation, il y a une ambivalence :</text:p>
      <text:list xml:id="list1005795057841302312" text:style-name="L1">
        <text:list-item>
          <text:p text:style-name="P32">d'un côté, les entreprises sont actrices de l'innovation, elles en font ;</text:p>
        </text:list-item>
        <text:list-item>
          <text:p text:style-name="P33"><text:span text:style-name="T12">d</text:span><text:span text:style-name="T11">'un autre côté, les entreprises sont aussi le résultat des innovations.</text:span></text:p>
        </text:list-item>
      </text:list>
      <text:p text:style-name="P27"/>
      <text:p text:style-name="P15"/>
      <text:p text:style-name="P15"/>
      <text:p text:style-name="P9"><text:span text:style-name="T11">En 1886, P.T. Héroult et C. M. Hall inventent un procédé pour fabriquer de l'aluminium de manière peu coûteuse (chacun de leur côté). Héroult contribua à la fondation Alussuisse et a fondé la SEMF (Péchiney -&gt; <text:s/>2004). </text:span><text:span text:style-name="T13">Hall a contribué à la fondation de ALCOA qui racheta les autres entreprises du marché en 1951.</text:span></text:p>
      <text:p text:style-name="P16"/>
      <text:p text:style-name="P10"><text:span text:style-name="T13">D</text:span><text:span text:style-name="T11">ans ce cours, nous nous intéresserons à l'histoire des entreprises. L'attention sera porté sur le point de vue des personnes (inventeurs, etc). Cela dit, les deux notions capitales abordées seront les notions de stratégie et de structure.</text:span></text:p>
      <text:p text:style-name="P17">Stratégie et structure sont très liés car une stratégie implique une structure particulière. Ainsi, si une stratégie change, la structure doit être modifiée en considération.</text:p>
      <text:p text:style-name="P17"/>
      <text:p text:style-name="P11"><text:span text:style-name="T11">XV</text:span><text:span text:style-name="T62">e</text:span><text:span text:style-name="T11"> et XVI</text:span><text:span text:style-name="T62">e</text:span><text:span text:style-name="T11"> siècles : développement du commerce international. Le vocabulaire change et l'on voit apparaître le</text:span><text:span text:style-name="T19">s</text:span><text:span text:style-name="T11"> terme</text:span><text:span text:style-name="T19">s</text:span><text:span text:style-name="T11"> </text:span><text:span text:style-name="T1">d'entreprise </text:span><text:span text:style-name="T11">et </text:span><text:span text:style-name="T1">d’entrepreneur, </text:span><text:span text:style-name="T19">utilisés par R. Cantillon</text:span><text:span text:style-name="T1">. </text:span><text:span text:style-name="T11">Le terme d'entreprise vient du domaine militaire qui désigne une action </text:span><text:span text:style-name="T14">planifiée </text:span><text:span text:style-name="T11">risquée. </text:span><text:span text:style-name="T15">Cela leur permet aussi d'avoir une légitimité politique.</text:span></text:p>
      <text:p text:style-name="P12"><text:span text:style-name="T15">A</text:span><text:span text:style-name="T11">ujourd'hui, les entreprises d'innovations sont plutôt considérés c</text:span><text:span text:style-name="T17">omme productrices d'incertitudes que de risques.</text:span></text:p>
      <text:p text:style-name="P18"/>
      <text:p text:style-name="P12"><text:span text:style-name="T15">P</text:span><text:span text:style-name="T11">our R. Cantillon :</text:span></text:p>
      <text:list xml:id="list8692815674075896073" text:style-name="L2">
        <text:list-item>
          <text:p text:style-name="P34"><text:span text:style-name="T16">Manufacteur</text:span><text:span text:style-name="T11"> : fonctionne à prix connus</text:span></text:p>
        </text:list-item>
        <text:list-item>
          <text:p text:style-name="P34"><text:span text:style-name="T11">Entrepreneur : fonctionne à prix inconnus (+ de risques). </text:span><text:span text:style-name="T16">Donc un mar</text:span><text:soft-page-break/><text:span text:style-name="T16">chand spéculateur. </text:span><text:span text:style-name="T18">Pour Cantillon, l'entrepreneur avance dans l'inconnu.</text:span></text:p>
        </text:list-item>
      </text:list>
      <text:p text:style-name="P19"/>
      <text:p text:style-name="Text_20_body"><text:span text:style-name="T22">M. Knight</text:span><text:span text:style-name="T11"> </text:span><text:span text:style-name="T20">détache les risques et l'incertitude. </text:span><text:span text:style-name="T21">Il est possible de calculer les risques (sans forcément les connaître, notamment grâce à des calculs de probabilité) tandis que l'incertitude ne peut l'être. </text:span><text:span text:style-name="T23">Cantillon revendique ce terme d'incertitude.</text:span></text:p>
      <text:p text:style-name="Text_20_body"/>
      <text:p text:style-name="Text_20_body"><text:span text:style-name="T23">U</text:span><text:span text:style-name="T11">n bon entrepreneur, c'est une personne qui est capable de réduire les risques ou de les exploiter. Il est ainsi capable de mettre en place un certain nombre d'outil limitant l'incertitude, contrôler les risq</text:span><text:span text:style-name="T24">u</text:span><text:span text:style-name="T11">es.</text:span></text:p>
      <text:p text:style-name="Text_20_body"/>
      <text:p text:style-name="Text_20_body">La notion d'innovation n'existe pas depuis longtemps. Ainsi, on peut dire que l'entrepreneur n'innovait pas avant. C'est quelque chose qui change au moment de la physiocratie (- &gt; toute richesse provient de la nature).</text:p>
      <text:p text:style-name="Text_20_body"><text:span text:style-name="T11">Dans cette école de pensée (qui fait rupture avec la pensée mercantile), l'abbé Badau introduit la notion d'amélioration parmi les qualités d'entrepreneur. </text:span><text:span text:style-name="T25">Ce n'est pas encore appelé </text:span><text:span text:style-name="T2">innovation</text:span><text:span text:style-name="T25"> mais c'est le début. Si ce n'est pas encore le terme que l'on utilise aujourd'hui, c'est parce que l'entrepreneur est considéré comme un manager agricole. Cela comprend une séparation entre production et optimisation par la technologie, et donc économiser les hommes, les terres, les animaux : les ressources.</text:span></text:p>
      <text:p text:style-name="Text_20_body"><text:span text:style-name="T25">L</text:span><text:span text:style-name="T11">'entrepreneur devient passe ainsi d'un revendeur à un stratège.</text:span><text:span text:style-name="T50"> Ce n'est pas encore un ingénieur mais il est capable de gérer la technique, il a une capacité intellectuelle.</text:span></text:p>
      <text:p text:style-name="Text_20_body"/>
      <text:p text:style-name="Text_20_body"/>
      <text:p text:style-name="Text_20_body"><text:span text:style-name="T51">Pour rappel, l</text:span><text:span text:style-name="T50">'entrepreneur c'est :</text:span></text:p>
      <text:p text:style-name="Text_20_body"/>
      <text:list xml:id="list1974398986296558189" text:style-name="L3">
        <text:list-item>
          <text:p text:style-name="P35">risque</text:p>
        </text:list-item>
        <text:list-item>
          <text:p text:style-name="P35">innovation</text:p>
        </text:list-item>
        <text:list-item>
          <text:p text:style-name="P35">management</text:p>
        </text:list-item>
      </text:list>
      <text:p text:style-name="Text_20_body"/>
      <text:p text:style-name="Text_20_body"/>
      <text:p text:style-name="Text_20_body"/>
      <text:p text:style-name="Text_20_body"><text:span text:style-name="T50">Jean-Baptiste Say définit l'entrepreneur comme quelqu'un qui sait </text:span><text:span text:style-name="T9">manager.</text:span><text:span text:style-name="T50"> C'est un terme qui vient de « ménage, » lieu où il faut gérer des ressources.</text:span></text:p>
      <text:p text:style-name="Text_20_body"><text:span text:style-name="T50">Pour lui, l'entrepreneur a une capacité intellectuel à gérer les gens et les ressources. </text:span><text:span text:style-name="T51">Par contre, JB Say ne traite pas la notion d'innovation. </text:span><text:span text:style-name="T52">L'entrepreneur n'est pas </text:span><text:soft-page-break/><text:span text:style-name="T52">quelqu'un qui peut se lancer dans n'importe quel entreprise car il est capable de calculer les risques.</text:span></text:p>
      <text:p text:style-name="P31"><text:span text:style-name="T52">D</text:span><text:span text:style-name="T50">ans la pensée économique, les classiques sont : Smith, Ricardo et Malthus.</text:span></text:p>
      <text:p text:style-name="Text_20_body"><text:span text:style-name="T50">Ces trois personnes sont les pionniers de l'économie politique moderne. </text:span><text:span text:style-name="T53">Cela dit, on ne trouve pas, chez eux, une réelle réflexion sur l'entrepreneur.</text:span></text:p>
      <text:p text:style-name="Text_20_body">Cependant, Smith reconnaît le rôle de l'entrepreneur, notamment dans sa capacité à séparer les tâches, à diviser le travail.</text:p>
      <text:p text:style-name="Text_20_body"/>
      <text:p text:style-name="Text_20_body"><text:span text:style-name="T50">John Stuart Mill </text:span><text:span text:style-name="T54">est un anglais et, pour lui, l'entrepreneur est le manager qui ne possède pas les moyens de production. Ce serait donc un manager salarié. Il fait ce conclusion en observant l'organisation de la construction des chemins de fer. </text:span><text:span text:style-name="T55">Un tel chantier étant très coûteux, la meilleure solution est de créer une société anonyme où chacun apporte sa contribution. Le fonctionnement de cette entreprise est géré par un entrepreneur. C'est lui qui a intégré le mot français </text:span><text:span text:style-name="T10">entrepreneur</text:span><text:span text:style-name="T55"> dans la langue anglaise.</text:span></text:p>
      <text:p text:style-name="Text_20_body"/>
      <text:p text:style-name="Text_20_body"><text:span text:style-name="T55">S</text:span><text:span text:style-name="T50">aint Simon - &gt; contre l'aristocratie et la monarchie. Le pouvoir politique doit-être dans les mains des entrepreneurs. Il devrait avoir des industriels au parlement.</text:span></text:p>
      <text:p text:style-name="Text_20_body"><text:span text:style-name="T55">Gershenkron =&gt; Saint-simonisme est la principale cause de la révolution industrielle. C’est l’Angleterre qui l’a d’abord fait. Et les autres l’ont rattrapé </text:span><text:span text:style-name="T56">par des facte</text:span><text:span text:style-name="T57">u</text:span><text:span text:style-name="T56">rs de sustit : absolutisme en Russie (Tzar), protectionnisme en Allemagne (Rist), théories de Saint-Simon en France.</text:span></text:p>
      <text:p text:style-name="Text_20_body"><text:span text:style-name="T56">N</text:span><text:span text:style-name="T50">ouvelle conception de l'innovation dans son rôle sociétal. Il doit être présent politiquement, </text:span><text:span text:style-name="T58">notamment avec l'intégration de trois chambres au gouvernement : chambre d</text:span><text:span text:style-name="T59">'</text:span><text:span text:style-name="T58">invention </text:span><text:span text:style-name="T59">(ingénieurs &amp; inventeurs)</text:span><text:span text:style-name="T58">, chambre d</text:span><text:span text:style-name="T59">es </text:span><text:span text:style-name="T58">exécution</text:span><text:span text:style-name="T59">s (industriels)</text:span><text:span text:style-name="T58"> et chambre </text:span><text:span text:style-name="T59">d</text:span><text:span text:style-name="T58">'étude </text:span><text:span text:style-name="T59">(savants)</text:span><text:span text:style-name="T58">. </text:span><text:span text:style-name="T59">Bien que ce soit un modèle confus (coupures entre les métiers, et généralisation : un savant peut être aussi un ingénieur), cela reste très intéressant sur le plan politique et innovation.</text:span></text:p>
      <text:p text:style-name="P20"/>
      <text:p text:style-name="P20"/>
      <text:p text:style-name="P7"><text:span text:style-name="T26">N</text:span><text:span text:style-name="T11">eo-classique</text:span></text:p>
      <text:p text:style-name="Text_20_body"><text:span text:style-name="T27">L</text:span><text:span text:style-name="T11">a valeur était liée au coût de production + l'in</text:span><text:span text:style-name="T28">vestissement.</text:span></text:p>
      <text:p text:style-name="Text_20_body"><text:span text:style-name="T11">Mais pour Menger, Jeroms et Walras, la valeur est la rencontre de l'offre et la demande. </text:span><text:span text:style-name="T29">Walras introduit </text:span><text:span text:style-name="T30">ainsi </text:span><text:span text:style-name="T29">la question : jusqu'où peut-on augmenter le prix sans que la demande diminue.</text:span></text:p>
      <text:p text:style-name="Text_20_body">Pour ces trois personnes, l'entrepreneur n'a aucun rôle. Il s'agit d'un système d'équilibre où l'entrepreneur n'a pas grand-chose à faire. En revanche, pour gérer une entreprise dans un monde où l'économie est mathématisée, automatisée et modélisé, il faut quelqu'un capable de comprendre et appréhender les risques et l'ensemble du système. L'entrepreneur se retrouve alors en tant que manager salarié.</text:p>
      <text:p text:style-name="Text_20_body"><text:soft-page-break/></text:p>
      <text:p text:style-name="Text_20_body">L'entrepreneur est capable de gérer un système ou une entreprise de plus en plus compliqué.</text:p>
      <text:p text:style-name="Text_20_body"/>
      <text:p text:style-name="Text_20_body"><text:span text:style-name="T33">De Jeroms apparaît </text:span><text:span text:style-name="T31">Ma</text:span><text:span text:style-name="T11">rshall indique l'entrepreneur comme une personne capable d'organiser la production </text:span><text:span text:style-name="T32">et qui devrait être au centre de l'organisation. Il serait le quatrième facteur de la production : l'organisation.</text:span></text:p>
      <text:p text:style-name="Text_20_body"><text:span text:style-name="T11">Les facteurs de la production : Travail, Capital, Demande, </text:span><text:span text:style-name="T1">Organisation.</text:span></text:p>
      <text:p text:style-name="Text_20_body">L'entrepreneur est ainsi là pour optimiser l'utilisation de ces facteurs.</text:p>
      <text:p text:style-name="Text_20_body"/>
      <text:p text:style-name="Text_20_body"><text:span text:style-name="T11">De Walras apparaît Pareto qui pense que le pouvoir va toujours au meilleur : </text:span><text:span text:style-name="T34">Dictature du manager. </text:span><text:span text:style-name="T35">Il n'y a plus de propriété donc l'idée du risque est complètement différente.</text:span></text:p>
      <text:p text:style-name="Text_20_body">Fayol pense qu'il doit être capable d'apporter des jugement sur l'innovation technologique, rassurer les investisseurs.</text:p>
      <text:p text:style-name="Text_20_body">C'est un peu comme la gestion d'une armée, où toute décision est faite avec une certaine hiérarchie. On peut rapprocher ça avec les idées de Taylor (1916, taylorisme) et Ford (fordisme).</text:p>
      <text:p text:style-name="Text_20_body">Fayol a concentré sa réflexion autour de la notion de pouvoir.</text:p>
      <text:p text:style-name="Text_20_body"/>
      <text:p text:style-name="Text_20_body">Marx Weber parle de l'esprit du capitalisme comme une attitude qui vient de la religion et qui a aidé la société occidentale.</text:p>
      <text:p text:style-name="Text_20_body">Mais, ce qui est intéressant chez Weber (et Sombart), c'est qu'il y a une distinction entre l'esprit bourgeois et esprit d'entreprise. Les deux font partie de la classe dominante à cette époque mais les bourgeois a un esprit qui est plus à même de gérer contrairement à l'entrepreneur qui va inventer, innover.</text:p>
      <text:p text:style-name="Text_20_body"/>
      <text:p text:style-name="Text_20_body">Jusqu'à présent on a parlé du risque, du commerce mais maintenant on parle d'un contexte d'innovation.</text:p>
      <text:p text:style-name="P21"/>
      <text:p text:style-name="P21"/>
      <text:p text:style-name="P22">Schumpeter</text:p>
      <text:p text:style-name="Text_20_body">Schumpeter <text:span text:style-name="T63">place l'entrepreneur au centre de sa théorie économique. Il analyse l'existence de cycle technologiques et fait le lien avec l'économique. Ainsi, lorsqu'un entrepreneur introduit une innovation de rupture, il influe sur les cycles économiques. Les cycles, si l'innovation est suffisamment importante, va éclater et cela va se répandre dans la société.</text:span></text:p>
      <text:p text:style-name="Text_20_body"><text:soft-page-break/>Lorsqu'une innovation est produite, elle peut alimenter d'autres cycles d'innovations qui vont continuer malgré la fin du cycle primaire.</text:p>
      <text:p text:style-name="Text_20_body">Il dénote l'innovation de produit, l'innovation de procéd<text:span text:style-name="T64">é</text:span>, l'innovation commerciale, l'innovation d'approvisionnement (nouvelle matière première) et l'innovation organisationnelle.</text:p>
      <text:p text:style-name="Text_20_body"/>
      <text:p text:style-name="Text_20_body">Selon Schumpeter, l'innovation de rupture est capable d'attirer des investissements qui vont se concentrer dans des secteurs économiques particuliers. On dénote alors des vagues d'investissements et de croissance.</text:p>
      <text:p text:style-name="Text_20_body"/>
      <text:p text:style-name="Text_20_body">Au XIX<text:span text:style-name="T61">e</text:span> siècle, <text:span text:style-name="T65">le chemin de fer est une innovation de rupture majeure. Il consomme beaucoup de matières, est complexe et engendre de la croissance dans tous les payes. C'est une machine qui bouscule tellement et qui a demandé une réorganisation tellement grande de la société.</text:span></text:p>
      <text:p text:style-name="Text_20_body">Au XX<text:span text:style-name="T61">e</text:span> siècle, c'était selon lui un mélange complexe entre électricité, électrochimie et voiture qui a révolutionné.</text:p>
      <text:p text:style-name="Text_20_body">Certes les innovations font peur à cause de leur changement selon Schumpeter mais reste une bonne chose pour la société et l'économie. <text:span text:style-name="T66">Ce sont des créateurs de cycles qui permettent de faire avancer la société. Ce sont des innovations qui regroupent toutes les typologie (produit, commercial, procédé, approvisionnement et organisationnelle).</text:span></text:p>
      <text:p text:style-name="Text_20_body"/>
      <text:p text:style-name="Text_20_body">Une autre chose intéressante chez Schumpeter <text:span text:style-name="T67">(vers 1940)</text:span>, <text:span text:style-name="T67">c'est que sa théorie passait d'une politique d'innovation à une politique de gestion. Les grosses entreprises se reposent sur leur acquis et innovent beaucoup moins.</text:span></text:p>
      <text:p text:style-name="Text_20_body">Donc, selon lui l’élan tend à disparaître. Heureusement, on peut se rendre compte aujourd'hui que ce n'est pas le cas.</text:p>
      <text:p text:style-name="Text_20_body"/>
      <text:p text:style-name="Text_20_body"><text:span text:style-name="T60">B</text:span>ezle et Means =&gt; déjà des grandes entreprises. </text:p>
      <text:p text:style-name="Text_20_body">Il y aura alors des actionnaires et des managers (petite parenthèses : salaire des managers est en partie donné en actions de nos jours =&gt; fait des choix plus comme un actionnaire). Formation d’entreprise managériale où capital et manager est séparé =&gt; augmentation de l’efficacité. Ils vont tout faire dans une entreprise (la grande entreprise d’aujourd’hui) </text:p>
      <text:p text:style-name="Text_20_body"/>
      <text:p text:style-name="Text_20_body">Les entreprises deviennent de plus en plus larges par la séparation du capital et du pouvoir.</text:p>
      <text:p text:style-name="Text_20_body"/>
      <text:p text:style-name="Text_20_body"><text:soft-page-break/>Coase s'est demandé si une entreprise, pour entre plus performante doit être s'agrandir, où est la limite ? Et si l'écosystème économique amène à l'élargissement des entreprises, pourquoi y a t-il l'émergence de super-monopole ?</text:p>
      <text:p text:style-name="Text_20_body">Il a analysé les limites en intégrant le concepts de coûts de transaction. Selon lui, il existe un dilemme entre marché et hiérarchie. Dans quelle mesure l'entreprise peut intégrer son besoin et le produire elle-même, <text:span text:style-name="T68">et donc augmenter son marché</text:span> ?</text:p>
      <text:p text:style-name="Text_20_body"/>
      <text:p text:style-name="Text_20_body">Si une entreprise utilise un bien ou un produit de façon aléatoire, cela reste plus intéressant d'acheter sur le marcher. En revanche, si le besoin est régulier, il est plus intéressant de l'intégrer verticalement dans l'entreprise.</text:p>
      <text:p text:style-name="Text_20_body">Par contre, l'intégration d'un marché de la sorte dans sa hiérarchie, il est difficile pour elle d'être flexible.</text:p>
      <text:p text:style-name="Citation">Ex : <text:span text:style-name="T69">si une entreprise automobile décide d'intégrer la production d'acier, il lui sera très difficile (même une fois très bien intégré) de changer. Si un nouveau matériaux vient sur le marché, il lui sera difficile de s'ouvrir à ce nouveau matériau et laisser tomber l'acier.</text:span></text:p>
      <text:p text:style-name="Text_20_body">Le fait que les opportunités économiques et de croissances ne sont pas simplement données par le besoin de répondre à un marché mais par des ressources qui se libèrent et donnent lieu à des innovations, permet de faire des liens intéressant entre entreprise et marché. <text:span text:style-name="T70">Dans un cas l'entreprise innove parce qu'elle suit le marché, dans l'autre elle innove parce qu'elle ne suit pas le marché mais l'influence et le transforme. Une entreprise peut structurer la demande et pas seulement la seconder.</text:span></text:p>
      <text:p text:style-name="P23"/>
      <text:h text:style-name="Heading_20_3" text:outline-level="3">Alfred Dupont Chandler</text:h>
      <text:p text:style-name="Text_20_body">Il est l<text:span text:style-name="T71">e père de la </text:span><text:span text:style-name="T3">Business History,</text:span><text:span text:style-name="T71"> car les concept qu'il a développé sont maintenant très couramment employés. C'est celui qui a inventé la discipline.</text:span></text:p>
      <text:p text:style-name="Text_20_body">Il va analyser plus de 100 entreprises et en tirer des conclusions. Il est ainsi, à la fois historien et théoriti<text:span text:style-name="T72">e</text:span>n de l'entreprise.</text:p>
      <text:p text:style-name="Text_20_body">Pour lui, une entreprise est un mix entre la Stratégie et la Structure. Il va ainsi analyser la relation entre ces deux concepts.</text:p>
      <text:p text:style-name="Text_20_body">Voir les entreprises comme des acteurs en mouvement est une chose nouvelle. L'histoire des entreprises est la mise en place de capacité et des choix (par les entrepreneurs dans le sens d'organisateur).</text:p>
      <text:p text:style-name="Text_20_body">Conception dynamique (parce que la structure change) et stratégique (parce que chaque entreprise fait des choix). La hiérarchie managériale est le centre d'analyse pour Chandler. Il est la raison du fort développement Américain.</text:p>
      <text:p text:style-name="Text_20_body">Niveau d'analyse était les grandes entreprises.</text:p>
      <text:p text:style-name="Text_20_body"><text:soft-page-break/></text:p>
      <text:p text:style-name="Text_20_body"><text:span text:style-name="T36">L</text:span><text:span text:style-name="T38">ivre : </text:span><text:span text:style-name="T4">Scale and Scope – </text:span><text:bookmark text:name="title"/><text:bookmark text:name="productTitle"/><text:span text:style-name="T1">The Dynamics of Industrial Capitalism</text:span><text:span text:style-name="T4">, </text:span><text:span text:style-name="T37">Alfred D. Chandler</text:span></text:p>
      <text:p text:style-name="P28">Scale &gt; Dimension</text:p>
      <text:p text:style-name="P28">Scope &gt; Diversification</text:p>
      <text:p text:style-name="Text_20_body"/>
      <text:p text:style-name="Text_20_body">Selon Chandler, une entreprise est optimale (à du succès) si :</text:p>
      <text:list xml:id="list5451334343108661806" text:style-name="L4">
        <text:list-item>
          <text:p text:style-name="P36">La production de masse est optimale <text:span text:style-name="T73">=&gt;</text:span> Économie d'échelle</text:p>
        </text:list-item>
        <text:list-item>
          <text:p text:style-name="P37">Intégration Verticale / <text:span text:style-name="T74">Diversification</text:span></text:p>
          <text:list>
            <text:list-item>
              <text:p text:style-name="P37">Intégration en amont (on se met à produire ce que l'on achète sur le marché normalement)</text:p>
            </text:list-item>
            <text:list-item>
              <text:p text:style-name="P37">Intégration en aval (on se met à produire et vendre des objets transformés à partir de ce qu'on produit d'habitude)</text:p>
            </text:list-item>
          </text:list>
        </text:list-item>
        <text:list-item>
          <text:p text:style-name="P38">Management (structure managériale)</text:p>
        </text:list-item>
      </text:list>
      <text:p text:style-name="P29"/>
      <text:p text:style-name="P30">Dès que l'on met en place une stratégie, il y a une structure complexe à adopter. <text:span text:style-name="T75">La structure est donc une conséquence de la stratégie. Il est à noter que ce sont les entreprises comportant les innovations majeures sont capable d'adopter cette triple stratégie.</text:span></text:p>
      <text:p text:style-name="P39">Par exemple : les chemins de fer ont nécessité une logistique très complexe. La stratégie adoptée a influé sur la structure des sociétés.</text:p>
      <text:p text:style-name="P40">La séparation entre la propriété et la direction résulte d'un investissement financier important et nécessite la mise en place d'une équipe de gestion. <text:span text:style-name="T76">La modification de la structure et de la stratégie implique de nouvelles compétence.</text:span></text:p>
      <text:p text:style-name="P40"/>
      <text:p text:style-name="P41">Pour Chanfler, cette démarche de trois axes d'investissement est importante sur le plan historique. L'entrepreneur qui décide de faire ces investissements en premier est un investisseur Shumpeterien, <text:span text:style-name="T39">c'est un héro. </text:span><text:span text:style-name="T40">L'entrepreneur arrive ainsi dans un marché où il est le seul, où il peut exercer un</text:span><text:span text:style-name="T41">e situation de</text:span><text:span text:style-name="T40"> monopole pendant un temps.</text:span></text:p>
      <text:p text:style-name="P42"><text:span text:style-name="T40">C</text:span><text:span text:style-name="T11">ela permet aussi une marge plus grande et ainsi la capacité à faire plus de recherche, de s'épanouir dans le marché.</text:span></text:p>
      <text:p text:style-name="P43"><text:span text:style-name="T11">Cette situation monopolistique donne ensuite lieu à une situation de concurrence oligopolistique et vise à une efficience fonctionnelle et stratégique. </text:span><text:span text:style-name="T42">Innovation et Stratégie de marché mixées ensemble permettent aux entreprises de se transformer.</text:span></text:p>
      <text:p text:style-name="P43"><text:span text:style-name="T42"/></text:p>
      <text:p text:style-name="P44"><text:soft-page-break/><text:span text:style-name="T11">Chandler analyse l'industrie du pétrole. Il se rend compte que ce qui, au départ était une alliance d'entreprise (Standart Oil Alliance) a fusionner pour devenir une seule alliance en 1882 (Standart Oil Trust). </text:span><text:span text:style-name="T44">[</text:span><text:span text:style-name="T77">Chandler a analysé cette transformation via des écrits et des archives, il est né en 1918</text:span><text:span text:style-name="T44">] </text:span><text:span text:style-name="T43">L'apparition de cette compagnie géante a permit de développer la création de structure de raffinage plus efficaces et moins coûteuse.</text:span></text:p>
      <text:p text:style-name="P45"><text:span text:style-name="T43">I</text:span><text:span text:style-name="T11">l est naturel pour Chandler que l'entreprise adopte un certain nombre de fonctions lorsqu'elle fait la stratégie du triple investissement </text:span><text:span text:style-name="T45">=&gt; modèle </text:span><text:span text:style-name="T5">U-F</text:span><text:span text:style-name="T6">orm </text:span><text:span text:style-name="T48">(U pour Utilité)</text:span><text:span text:style-name="T45">. I</text:span><text:span text:style-name="T46">l s'agit d'un modèle basé sur la création de départements par fonctio</text:span><text:span text:style-name="T47">n et les ordres coulent par un système hiérarchique.</text:span></text:p>
      <text:p text:style-name="P45"><draw:frame draw:style-name="fr1" draw:name="Objet1" text:anchor-type="paragraph" svg:x="0.152cm" svg:y="0.556cm" svg:width="14.497cm" svg:height="10.176cm" draw:z-index="0"><draw:object xlink:href="./Object 1" xlink:type="simple" xlink:show="embed" xlink:actuate="onLoad"/><draw:image xlink:href="./ObjectReplacements/Object 1" xlink:type="simple" xlink:show="embed" xlink:actuate="onLoad"/></draw:frame></text:p>
      <text:p text:style-name="P45"/>
      <text:p text:style-name="P46">Plus tard, le modèle M-<text:span text:style-name="T1">Form </text:span><text:span text:style-name="T49">(M pour multidivision) </text:span>apparaî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punctuation-wrap="simple">
        <style:tab-stops/>
      </style:paragraph-properties>
      <style:text-properties fo:font-size="10.5pt"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7</text:page-number>/<text:page-count>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14T15:56:46.688000000</dc:date>
    <meta:editing-duration>PT8H29M39S</meta:editing-duration>
    <meta:editing-cycles>245</meta:editing-cycles>
    <meta:generator>LibreOffice/5.0.5.2$Windows_x86 LibreOffice_project/55b006a02d247b5f7215fc6ea0fde844b30035b3</meta:generator>
    <meta:document-statistic meta:table-count="0" meta:image-count="0" meta:object-count="1" meta:page-count="9" meta:paragraph-count="97" meta:word-count="2448" meta:character-count="15749" meta:non-whitespace-character-count="134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333333" draw:fill-color="#ffffff" draw:textarea-horizontal-align="justify" draw:textarea-vertical-align="middle" draw:auto-grow-height="false" fo:min-height="0.55cm" fo:min-width="2.834cm"/>
    </style:style>
    <style:style style:name="gr2" style:family="graphic" style:parent-style-name="standard">
      <style:graphic-properties svg:stroke-color="#333333" draw:marker-end="Arrow" draw:fill-color="#ffffff"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solid" draw:fill-color="#eeeeee" fo:min-height="0.85cm"/>
    </style:style>
    <style:style style:name="P1" style:family="paragraph">
      <style:paragraph-properties fo:text-align="center"/>
      <style:text-properties fo:font-size="14pt"/>
    </style:style>
    <style:style style:name="P2" style:family="paragraph">
      <loext:graphic-properties draw:fill-color="#ffffff"/>
      <style:paragraph-properties fo:text-align="center"/>
      <style:text-properties fo:font-size="14pt"/>
    </style:style>
    <style:style style:name="P3" style:family="paragraph">
      <style:paragraph-properties fo:text-align="center"/>
    </style:style>
    <style:style style:name="P4" style:family="paragraph">
      <loext:graphic-properties draw:fill="solid" draw:fill-color="#eeeee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334cm" svg:height="0.8cm" svg:x="8.8cm" svg:y="1.3cm">
          <text:p text:style-name="P1">CDA</text:p>
          <draw:enhanced-geometry svg:viewBox="0 0 21600 21600" draw:type="rectangle" draw:enhanced-path="M 0 0 L 21600 0 21600 21600 0 21600 0 0 Z N"/>
        </draw:custom-shape>
        <draw:custom-shape draw:style-name="gr1" draw:text-style-name="P2" xml:id="id2" draw:id="id2" draw:layer="layout" svg:width="3.334cm" svg:height="0.8cm" svg:x="8.8cm" svg:y="2.7cm">
          <text:p text:style-name="P1">D.G.</text:p>
          <draw:enhanced-geometry svg:viewBox="0 0 21600 21600" draw:type="rectangle" draw:enhanced-path="M 0 0 L 21600 0 21600 21600 0 21600 0 0 Z N"/>
        </draw:custom-shape>
        <draw:connector draw:style-name="gr2" draw:text-style-name="P2" draw:layer="layout" svg:x1="10.467cm" svg:y1="2.1cm" svg:x2="10.467cm" svg:y2="2.7cm" draw:start-shape="id1" draw:start-glue-point="2" draw:end-shape="id2" draw:end-glue-point="0" svg:d="M10467 2100v600" svg:viewBox="0 0 1 601">
          <text:p/>
        </draw:connector>
        <draw:custom-shape draw:style-name="gr1" draw:text-style-name="P2" xml:id="id3" draw:id="id3" draw:layer="layout" svg:width="3.334cm" svg:height="0.8cm" svg:x="8.8cm" svg:y="4.1cm">
          <text:p text:style-name="P1">Commit Dir.</text:p>
          <draw:enhanced-geometry svg:viewBox="0 0 21600 21600" draw:mirror-horizontal="false" draw:mirror-vertical="false" draw:type="rectangle" draw:enhanced-path="M 0 0 L 21600 0 21600 21600 0 21600 0 0 Z N"/>
        </draw:custom-shape>
        <draw:connector draw:style-name="gr2" draw:text-style-name="P2" draw:layer="layout" svg:x1="10.467cm" svg:y1="3.5cm" svg:x2="10.467cm" svg:y2="4.1cm" draw:start-shape="id2" draw:start-glue-point="2" draw:end-shape="id3" draw:end-glue-point="0" svg:d="M10467 3500v600" svg:viewBox="0 0 1 601">
          <text:p/>
        </draw:connector>
        <draw:custom-shape draw:style-name="gr1" draw:text-style-name="P2" xml:id="id5" draw:id="id5" draw:layer="layout" svg:width="3.334cm" svg:height="0.8cm" svg:x="8.8cm" svg:y="7.1cm">
          <text:p text:style-name="P1">Prod.</text:p>
          <draw:enhanced-geometry svg:viewBox="0 0 21600 21600" draw:mirror-horizontal="false" draw:mirror-vertical="false" draw:type="rectangle" draw:enhanced-path="M 0 0 L 21600 0 21600 21600 0 21600 0 0 Z N"/>
        </draw:custom-shape>
        <draw:custom-shape draw:style-name="gr1" draw:text-style-name="P2" xml:id="id7" draw:id="id7" draw:layer="layout" svg:width="3.334cm" svg:height="0.8cm" svg:x="12.8cm" svg:y="7.1cm">
          <text:p text:style-name="P1">Achats</text:p>
          <draw:enhanced-geometry svg:viewBox="0 0 21600 21600" draw:mirror-horizontal="false" draw:mirror-vertical="false" draw:type="rectangle" draw:enhanced-path="M 0 0 L 21600 0 21600 21600 0 21600 0 0 Z N"/>
        </draw:custom-shape>
        <draw:custom-shape draw:style-name="gr1" draw:text-style-name="P2" xml:id="id8" draw:id="id8" draw:layer="layout" svg:width="3.334cm" svg:height="0.8cm" svg:x="16.8cm" svg:y="7.1cm">
          <text:p text:style-name="P1">R&amp;D</text:p>
          <draw:enhanced-geometry svg:viewBox="0 0 21600 21600" draw:mirror-horizontal="false" draw:mirror-vertical="false" draw:type="rectangle" draw:enhanced-path="M 0 0 L 21600 0 21600 21600 0 21600 0 0 Z N"/>
        </draw:custom-shape>
        <draw:custom-shape draw:style-name="gr1" draw:text-style-name="P2" xml:id="id6" draw:id="id6" draw:layer="layout" svg:width="3.334cm" svg:height="0.8cm" svg:x="4.8cm" svg:y="7.1cm">
          <text:p text:style-name="P1">Ventes</text:p>
          <draw:enhanced-geometry svg:viewBox="0 0 21600 21600" draw:mirror-horizontal="false" draw:mirror-vertical="false" draw:type="rectangle" draw:enhanced-path="M 0 0 L 21600 0 21600 21600 0 21600 0 0 Z N"/>
        </draw:custom-shape>
        <draw:custom-shape draw:style-name="gr1" draw:text-style-name="P2" xml:id="id4" draw:id="id4" draw:layer="layout" svg:width="3.334cm" svg:height="0.8cm" svg:x="0.8cm" svg:y="7.1cm">
          <text:p text:style-name="P1">Finance</text:p>
          <draw:enhanced-geometry svg:viewBox="0 0 21600 21600" draw:mirror-horizontal="false" draw:mirror-vertical="false" draw:type="rectangle" draw:enhanced-path="M 0 0 L 21600 0 21600 21600 0 21600 0 0 Z N"/>
        </draw:custom-shape>
        <draw:connector draw:style-name="gr3" draw:text-style-name="P3" draw:layer="layout" svg:x1="10.467cm" svg:y1="4.9cm" svg:x2="2.467cm" svg:y2="7.1cm" draw:start-shape="id3" draw:start-glue-point="2" draw:end-shape="id4" draw:end-glue-point="0" svg:d="M10467 4900v1100h-8000v1100" svg:viewBox="0 0 8001 2201">
          <text:p/>
        </draw:connector>
        <draw:connector draw:style-name="gr3" draw:text-style-name="P3" draw:layer="layout" svg:x1="10.467cm" svg:y1="4.9cm" svg:x2="10.467cm" svg:y2="7.1cm" draw:start-shape="id3" draw:start-glue-point="2" draw:end-shape="id5" draw:end-glue-point="0" svg:d="M10467 4900v2200" svg:viewBox="0 0 1 2201">
          <text:p/>
        </draw:connector>
        <draw:connector draw:style-name="gr3" draw:text-style-name="P3" draw:layer="layout" svg:x1="10.467cm" svg:y1="4.9cm" svg:x2="6.467cm" svg:y2="7.1cm" draw:start-shape="id3" draw:start-glue-point="2" draw:end-shape="id6" draw:end-glue-point="0" svg:d="M10467 4900v1100h-4000v1100" svg:viewBox="0 0 4001 2201">
          <text:p/>
        </draw:connector>
        <draw:connector draw:style-name="gr3" draw:text-style-name="P3" draw:layer="layout" svg:x1="10.467cm" svg:y1="4.9cm" svg:x2="14.467cm" svg:y2="7.1cm" draw:start-shape="id3" draw:start-glue-point="2" draw:end-shape="id7" draw:end-glue-point="0" svg:d="M10467 4900v1100h4000v1100" svg:viewBox="0 0 4001 2201">
          <text:p/>
        </draw:connector>
        <draw:connector draw:style-name="gr3" draw:text-style-name="P3" draw:layer="layout" svg:x1="10.467cm" svg:y1="4.9cm" svg:x2="18.467cm" svg:y2="7.1cm" draw:start-shape="id3" draw:start-glue-point="2" draw:end-shape="id8" svg:d="M10467 4900v1100h8000v1100" svg:viewBox="0 0 8001 2201">
          <text:p/>
        </draw:connector>
        <draw:frame draw:style-name="gr4" draw:text-style-name="P4" draw:layer="layout" svg:width="11.6cm" svg:height="1.1cm" svg:x="4.5cm" svg:y="5.3cm">
          <draw:text-box>
            <text:p>Marco devrait nous le filer en mieux ! :)</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